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Iteration</text:p>
          </table:table-cell>
          <table:table-cell office:value-type="string">
            <text:p>Step</text:p>
          </table:table-cell>
          <table:table-cell office:value-type="string">
            <text:p>Multiplier</text:p>
          </table:table-cell>
          <table:table-cell office:value-type="string">
            <text:p>Multiplicand</text:p>
          </table:table-cell>
          <table:table-cell office:value-type="string">
            <text:p>Produ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Initial Values</text:p>
          </table:table-cell>
          <table:table-cell office:value-type="string">
            <text:p>0101 0000</text:p>
          </table:table-cell>
          <table:table-cell office:value-type="string">
            <text:p>0010 0011</text:p>
          </table:table-cell>
          <table:table-cell office:value-type="string">
            <text:p>0000 0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a: 0 = No operation</text:p>
          </table:table-cell>
          <table:table-cell office:value-type="string">
            <text:p>0101 0000</text:p>
          </table:table-cell>
          <table:table-cell office:value-type="string">
            <text:p>0010 0011</text:p>
          </table:table-cell>
          <table:table-cell office:value-type="string">
            <text:p>0000 0000</text:p>
          </table:table-cell>
        </table:table-row>
        <table:table-row table:style-name="ro1">
          <table:table-cell/>
          <table:table-cell office:value-type="string">
            <text:p>2: Shift left Mcand</text:p>
          </table:table-cell>
          <table:table-cell office:value-type="string">
            <text:p>0101 0000</text:p>
          </table:table-cell>
          <table:table-cell office:value-type="string">
            <text:p>0100 0110</text:p>
          </table:table-cell>
          <table:table-cell office:value-type="string">
            <text:p>0000 0000</text:p>
          </table:table-cell>
        </table:table-row>
        <table:table-row table:style-name="ro1">
          <table:table-cell/>
          <table:table-cell office:value-type="string">
            <text:p>3: Shift right Mplier</text:p>
          </table:table-cell>
          <table:table-cell office:value-type="string">
            <text:p>0010 1000</text:p>
          </table:table-cell>
          <table:table-cell office:value-type="string">
            <text:p>0100 0110</text:p>
          </table:table-cell>
          <table:table-cell office:value-type="string">
            <text:p>0000 00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a: 0 = No operation</text:p>
          </table:table-cell>
          <table:table-cell office:value-type="string">
            <text:p>0010 1000</text:p>
          </table:table-cell>
          <table:table-cell office:value-type="string">
            <text:p>0100 0110</text:p>
          </table:table-cell>
          <table:table-cell office:value-type="string">
            <text:p>0000 0000</text:p>
          </table:table-cell>
        </table:table-row>
        <table:table-row table:style-name="ro1">
          <table:table-cell/>
          <table:table-cell office:value-type="string">
            <text:p>2: Shift left Mcand</text:p>
          </table:table-cell>
          <table:table-cell office:value-type="string">
            <text:p>0010 1000</text:p>
          </table:table-cell>
          <table:table-cell office:value-type="string">
            <text:p>1000 1100</text:p>
          </table:table-cell>
          <table:table-cell office:value-type="string">
            <text:p>0000 0000</text:p>
          </table:table-cell>
        </table:table-row>
        <table:table-row table:style-name="ro1">
          <table:table-cell/>
          <table:table-cell office:value-type="string">
            <text:p>3: Shift right Mplier</text:p>
          </table:table-cell>
          <table:table-cell office:value-type="string">
            <text:p>0001 0100</text:p>
          </table:table-cell>
          <table:table-cell office:value-type="string">
            <text:p>1000 1100</text:p>
          </table:table-cell>
          <table:table-cell office:value-type="string">
            <text:p>0000 00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a: 0 = No operation</text:p>
          </table:table-cell>
          <table:table-cell office:value-type="string">
            <text:p>0001 0100</text:p>
          </table:table-cell>
          <table:table-cell office:value-type="string">
            <text:p>1000 1100</text:p>
          </table:table-cell>
          <table:table-cell office:value-type="string">
            <text:p>0000 0000</text:p>
          </table:table-cell>
        </table:table-row>
        <table:table-row table:style-name="ro1">
          <table:table-cell/>
          <table:table-cell office:value-type="string">
            <text:p>2: Shift left Mcand</text:p>
          </table:table-cell>
          <table:table-cell office:value-type="string">
            <text:p>0001 0100</text:p>
          </table:table-cell>
          <table:table-cell office:value-type="string">
            <text:p>0001 1000</text:p>
          </table:table-cell>
          <table:table-cell office:value-type="string">
            <text:p>0000 0000</text:p>
          </table:table-cell>
        </table:table-row>
        <table:table-row table:style-name="ro1">
          <table:table-cell/>
          <table:table-cell office:value-type="string">
            <text:p>3: Shift right Mplier</text:p>
          </table:table-cell>
          <table:table-cell office:value-type="string">
            <text:p>0000 1010</text:p>
          </table:table-cell>
          <table:table-cell office:value-type="string">
            <text:p>0001 1000</text:p>
          </table:table-cell>
          <table:table-cell office:value-type="string">
            <text:p>0000 00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a: 0 = No operation</text:p>
          </table:table-cell>
          <table:table-cell office:value-type="string">
            <text:p>0000 1010</text:p>
          </table:table-cell>
          <table:table-cell office:value-type="string">
            <text:p>0001 1000</text:p>
          </table:table-cell>
          <table:table-cell office:value-type="string">
            <text:p>0000 0000</text:p>
          </table:table-cell>
        </table:table-row>
        <table:table-row table:style-name="ro1">
          <table:table-cell/>
          <table:table-cell office:value-type="string">
            <text:p>2: Shift left Mcand</text:p>
          </table:table-cell>
          <table:table-cell office:value-type="string">
            <text:p>0000 1010</text:p>
          </table:table-cell>
          <table:table-cell office:value-type="string">
            <text:p>0011 0000</text:p>
          </table:table-cell>
          <table:table-cell office:value-type="string">
            <text:p>0000 0000</text:p>
          </table:table-cell>
        </table:table-row>
        <table:table-row table:style-name="ro1">
          <table:table-cell/>
          <table:table-cell office:value-type="string">
            <text:p>3: Shift right Mplier</text:p>
          </table:table-cell>
          <table:table-cell office:value-type="string">
            <text:p>0000 0101</text:p>
          </table:table-cell>
          <table:table-cell office:value-type="string">
            <text:p>0110 0000</text:p>
          </table:table-cell>
          <table:table-cell office:value-type="string">
            <text:p>0000 00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a: 1=&gt; Prod = Prod + Mcand</text:p>
          </table:table-cell>
          <table:table-cell office:value-type="string">
            <text:p>0000 0101</text:p>
          </table:table-cell>
          <table:table-cell table:number-columns-repeated="2" office:value-type="string">
            <text:p>0110 0000</text:p>
          </table:table-cell>
        </table:table-row>
        <table:table-row table:style-name="ro1">
          <table:table-cell/>
          <table:table-cell office:value-type="string">
            <text:p>2: Shift left Mcand</text:p>
          </table:table-cell>
          <table:table-cell office:value-type="string">
            <text:p>0000 0101</text:p>
          </table:table-cell>
          <table:table-cell office:value-type="string">
            <text:p>1100 0000</text:p>
          </table:table-cell>
          <table:table-cell office:value-type="string">
            <text:p>0110 0000</text:p>
          </table:table-cell>
        </table:table-row>
        <table:table-row table:style-name="ro1">
          <table:table-cell/>
          <table:table-cell office:value-type="string">
            <text:p>3: Shift right Mplier</text:p>
          </table:table-cell>
          <table:table-cell office:value-type="string">
            <text:p>0000 0010</text:p>
          </table:table-cell>
          <table:table-cell office:value-type="string">
            <text:p>1100 0000</text:p>
          </table:table-cell>
          <table:table-cell office:value-type="string">
            <text:p>0110 00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a: 0 = No operation</text:p>
          </table:table-cell>
          <table:table-cell office:value-type="string">
            <text:p>0000 0010</text:p>
          </table:table-cell>
          <table:table-cell office:value-type="string">
            <text:p>1100 0000</text:p>
          </table:table-cell>
          <table:table-cell office:value-type="string">
            <text:p>0110 0000</text:p>
          </table:table-cell>
        </table:table-row>
        <table:table-row table:style-name="ro1">
          <table:table-cell/>
          <table:table-cell office:value-type="string">
            <text:p>2: Shift left Mcand</text:p>
          </table:table-cell>
          <table:table-cell office:value-type="string">
            <text:p>0000 0010</text:p>
          </table:table-cell>
          <table:table-cell office:value-type="string">
            <text:p>1000 0000</text:p>
          </table:table-cell>
          <table:table-cell office:value-type="string">
            <text:p>0110 0000</text:p>
          </table:table-cell>
        </table:table-row>
        <table:table-row table:style-name="ro1">
          <table:table-cell/>
          <table:table-cell office:value-type="string">
            <text:p>3: Shift right Mplier</text:p>
          </table:table-cell>
          <table:table-cell office:value-type="string">
            <text:p>0000 0001</text:p>
          </table:table-cell>
          <table:table-cell office:value-type="string">
            <text:p>1000 0000</text:p>
          </table:table-cell>
          <table:table-cell office:value-type="string">
            <text:p>0110 00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1a: 1=&gt; Prod = Prod + Mcand</text:p>
          </table:table-cell>
          <table:table-cell office:value-type="string">
            <text:p>0000 0001</text:p>
          </table:table-cell>
          <table:table-cell office:value-type="string">
            <text:p>1000 0000</text:p>
          </table:table-cell>
          <table:table-cell/>
        </table:table-row>
        <table:table-row table:style-name="ro1">
          <table:table-cell/>
          <table:table-cell office:value-type="string">
            <text:p>2: Shift left Mcand</text:p>
          </table:table-cell>
          <table:table-cell office:value-type="string">
            <text:p>0000 0001</text:p>
          </table:table-cell>
          <table:table-cell office:value-type="string">
            <text:p>0000 0000</text:p>
          </table:table-cell>
          <table:table-cell/>
        </table:table-row>
        <table:table-row table:style-name="ro1">
          <table:table-cell/>
          <table:table-cell office:value-type="string">
            <text:p>3: Shift right Mplier</text:p>
          </table:table-cell>
          <table:table-cell office:value-type="string">
            <text:p>0000 0000 </text:p>
          </table:table-cell>
          <table:table-cell office:value-type="string">
            <text:p>0000 00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1a: 0 = No operation</text:p>
          </table:table-cell>
          <table:table-cell office:value-type="string">
            <text:p>0000 0000 </text:p>
          </table:table-cell>
          <table:table-cell office:value-type="string">
            <text:p>0000 0000</text:p>
          </table:table-cell>
          <table:table-cell/>
        </table:table-row>
        <table:table-row table:style-name="ro1">
          <table:table-cell/>
          <table:table-cell office:value-type="string">
            <text:p>2: Shift left Mcand</text:p>
          </table:table-cell>
          <table:table-cell office:value-type="string">
            <text:p>0000 0000 </text:p>
          </table:table-cell>
          <table:table-cell office:value-type="string">
            <text:p>0000 0000</text:p>
          </table:table-cell>
          <table:table-cell/>
        </table:table-row>
        <table:table-row table:style-name="ro1">
          <table:table-cell/>
          <table:table-cell office:value-type="string">
            <text:p>3: Shift right Mplier</text:p>
          </table:table-cell>
          <table:table-cell office:value-type="string">
            <text:p>0000 0000 </text:p>
          </table:table-cell>
          <table:table-cell office:value-type="string">
            <text:p>0000 000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9">03/29/2011</text:date>, <text:time>15:0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Schirduan</meta:initial-creator>
    <meta:creation-date>2011-03-29T14:15:53</meta:creation-date>
    <dc:date>2011-03-29T15:00:37</dc:date>
    <dc:creator>David Schirduan</dc:creator>
    <meta:editing-duration>PT13M44S</meta:editing-duration>
    <meta:editing-cycles>3</meta:editing-cycles>
    <meta:generator>LibreOffice/3.3$Unix LibreOffice_project/330m19$Build-202</meta:generator>
    <meta:document-statistic meta:table-count="3" meta:cell-count="108" meta:object-count="0"/>
  </office:meta>
</office:document-meta>
</file>